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1b7189" officeooo:paragraph-rsid="00160475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b7189" officeooo:paragraph-rsid="0018e4b9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paragraph-rsid="00160475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18e4b9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271144" officeooo:paragraph-rsid="0018e4b9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rsid="0027a77d" officeooo:paragraph-rsid="0018e4b9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273d1c" officeooo:paragraph-rsid="0018e4b9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299011" officeooo:paragraph-rsid="0018e4b9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rsid="0020792e" officeooo:paragraph-rsid="00160475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2" fo:font-size="14pt" fo:letter-spacing="normal" fo:font-style="normal" fo:font-weight="normal" officeooo:rsid="0020822a" officeooo:paragraph-rsid="00160475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60475"/>
    </style:style>
    <style:style style:name="P12" style:family="paragraph" style:parent-style-name="Text_20_body">
      <style:paragraph-properties fo:line-height="150%" fo:text-align="justify" style:justify-single-word="false" fo:orphans="2" fo:widows="2"/>
      <style:text-properties officeooo:paragraph-rsid="00160475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officeooo:paragraph-rsid="00160475"/>
    </style:style>
    <style:style style:name="P14" style:family="paragraph" style:parent-style-name="Standard" style:list-style-name="L4">
      <style:paragraph-properties fo:line-height="150%" fo:text-align="justify" style:justify-single-word="false"/>
      <style:text-properties officeooo:paragraph-rsid="0018e4b9"/>
    </style:style>
    <style:style style:name="P15" style:family="paragraph" style:parent-style-name="Standard" style:list-style-name="L5">
      <style:paragraph-properties fo:line-height="150%" fo:text-align="justify" style:justify-single-word="false"/>
      <style:text-properties officeooo:paragraph-rsid="0018e4b9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size="14pt" officeooo:rsid="001f2a93" officeooo:paragraph-rsid="00160475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font-size="14pt" officeooo:rsid="001f2a93" officeooo:paragraph-rsid="001adfa1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01adfa1" style:font-size-asian="14pt" style:font-size-complex="14pt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fo:font-size="14pt" officeooo:paragraph-rsid="001adfa1" style:font-size-asian="14pt" style:font-size-complex="14pt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fo:font-size="14pt" officeooo:rsid="0020792e" officeooo:paragraph-rsid="001adfa1" style:font-size-asian="14pt" style:font-size-complex="14pt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fo:font-size="14pt" officeooo:rsid="0020822a" officeooo:paragraph-rsid="001adfa1" style:font-size-asian="14pt" style:font-size-complex="14pt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fo:font-size="14pt" officeooo:rsid="001b7189" officeooo:paragraph-rsid="0018e4b9" style:font-size-asian="14pt" style:font-size-complex="14pt"/>
    </style:style>
    <style:style style:name="P23" style:family="paragraph" style:parent-style-name="Standard" style:list-style-name="L5">
      <style:paragraph-properties fo:line-height="150%" fo:text-align="justify" style:justify-single-word="false"/>
      <style:text-properties fo:font-size="14pt" officeooo:rsid="001b7189" officeooo:paragraph-rsid="0018e4b9" style:font-size-asian="14pt" style:font-size-complex="14pt"/>
    </style:style>
    <style:style style:name="P24" style:family="paragraph" style:parent-style-name="Standard" style:list-style-name="L4">
      <style:paragraph-properties fo:line-height="150%" fo:text-align="justify" style:justify-single-word="false"/>
      <style:text-properties fo:font-size="14pt" officeooo:rsid="0023ac43" officeooo:paragraph-rsid="0018e4b9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officeooo:rsid="0018e4b9" officeooo:paragraph-rsid="0018e4b9" style:font-size-asian="14pt" style:font-size-complex="14pt"/>
    </style:style>
    <style:style style:name="P26" style:family="paragraph" style:parent-style-name="Standard" style:list-style-name="L6">
      <style:paragraph-properties fo:line-height="150%" fo:text-align="justify" style:justify-single-word="false"/>
      <style:text-properties fo:font-size="14pt" officeooo:rsid="00299011" officeooo:paragraph-rsid="0018e4b9" style:font-size-asian="14pt" style:font-size-complex="14pt"/>
    </style:style>
    <style:style style:name="P27" style:family="paragraph" style:parent-style-name="Standard" style:list-style-name="L7">
      <style:paragraph-properties fo:line-height="150%" fo:text-align="justify" style:justify-single-word="false"/>
      <style:text-properties fo:font-size="14pt" officeooo:rsid="00271144" officeooo:paragraph-rsid="0018e4b9" style:font-size-asian="14pt" style:font-size-complex="14pt"/>
    </style:style>
    <style:style style:name="P28" style:family="paragraph" style:parent-style-name="Standard" style:list-style-name="L7">
      <style:paragraph-properties fo:line-height="150%" fo:text-align="justify" style:justify-single-word="false"/>
      <style:text-properties fo:font-size="14pt" officeooo:rsid="00271144" officeooo:paragraph-rsid="0018e895" style:font-size-asian="14pt" style:font-size-complex="14pt"/>
    </style:style>
    <style:style style:name="P29" style:family="paragraph" style:parent-style-name="Standard" style:list-style-name="L7">
      <style:paragraph-properties fo:line-height="150%" fo:text-align="justify" style:justify-single-word="false"/>
      <style:text-properties fo:font-size="14pt" officeooo:rsid="002aa044" officeooo:paragraph-rsid="0018e4b9" style:font-size-asian="14pt" style:font-size-complex="14pt"/>
    </style:style>
    <style:style style:name="P30" style:family="paragraph" style:parent-style-name="Heading_20_2">
      <style:text-properties officeooo:paragraph-rsid="0018e4b9"/>
    </style:style>
    <style:style style:name="P31" style:family="paragraph" style:parent-style-name="Heading_20_2">
      <style:text-properties officeooo:rsid="0018e4b9" officeooo:paragraph-rsid="0018e4b9"/>
    </style:style>
    <style:style style:name="P32" style:family="paragraph" style:parent-style-name="Title" style:list-style-name="" style:master-page-name="First_20_Page">
      <style:paragraph-properties style:page-number="auto"/>
      <style:text-properties officeooo:paragraph-rsid="0018e4b9"/>
    </style:style>
    <style:style style:name="P33" style:family="paragraph" style:parent-style-name="Heading_20_3">
      <style:text-properties officeooo:rsid="0018e4b9" officeooo:paragraph-rsid="0018e4b9"/>
    </style:style>
    <style:style style:name="P34" style:family="paragraph">
      <style:paragraph-properties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text-align="center" style:writing-mode="lr-tb"/>
      <style:text-properties fo:font-size="8pt" style:font-size-asian="8pt" style:font-size-complex="8pt"/>
    </style:style>
    <style:style style:name="P37" style:family="paragraph">
      <style:paragraph-properties fo:text-align="center" style:writing-mode="lr-tb"/>
      <style:text-properties fo:font-size="8.5pt" style:font-size-asian="8.5pt" style:font-size-complex="8.5pt"/>
    </style:style>
    <style:style style:name="P38" style:family="paragraph">
      <style:paragraph-properties fo:text-align="center" style:writing-mode="lr-tb"/>
      <style:text-properties fo:font-size="7pt" style:font-size-asian="7pt" style:font-size-complex="7pt"/>
    </style:style>
    <style:style style:name="P39" style:family="paragraph">
      <style:paragraph-properties fo:text-align="justify" style:writing-mode="lr-tb"/>
    </style:style>
    <style:style style:name="T1" style:family="text">
      <style:text-properties officeooo:rsid="00160475"/>
    </style:style>
    <style:style style:name="T2" style:family="text">
      <style:text-properties officeooo:rsid="001b7189"/>
    </style:style>
    <style:style style:name="T3" style:family="text">
      <style:text-properties officeooo:rsid="001d7969"/>
    </style:style>
    <style:style style:name="T4" style:family="text">
      <style:text-properties officeooo:rsid="001f2a93"/>
    </style:style>
    <style:style style:name="T5" style:family="text">
      <style:text-properties officeooo:rsid="0020792e"/>
    </style:style>
    <style:style style:name="T6" style:family="text">
      <style:text-properties officeooo:rsid="0020822a"/>
    </style:style>
    <style:style style:name="T7" style:family="text">
      <style:text-properties officeooo:rsid="00498531"/>
    </style:style>
    <style:style style:name="T8" style:family="text">
      <style:text-properties officeooo:rsid="0018e4b9"/>
    </style:style>
    <style:style style:name="T9" style:family="text">
      <style:text-properties fo:font-variant="normal" fo:text-transform="none" fo:color="#000000" style:font-name="Times New Roman2" fo:font-size="14pt" fo:letter-spacing="normal" fo:font-style="normal" fo:font-weight="normal" style:font-name-asian="Times New Roman" style:font-size-asian="14pt" style:font-name-complex="DejaVu Sans" style:font-size-complex="14pt" style:language-complex="zxx" style:country-complex="none"/>
    </style:style>
    <style:style style:name="T10" style:family="text">
      <style:text-properties fo:font-variant="normal" fo:text-transform="none" fo:color="#000000" style:font-name="Times New Roman2" fo:font-size="14pt" fo:letter-spacing="normal" fo:font-style="normal" fo:font-weight="normal" officeooo:rsid="00319157" style:font-name-asian="Times New Roman" style:font-size-asian="14pt" style:font-name-complex="DejaVu Sans" style:font-size-complex="14pt" style:language-complex="zxx" style:country-complex="none"/>
    </style:style>
    <style:style style:name="T11" style:family="text">
      <style:text-properties fo:font-size="14pt" officeooo:rsid="001b7189" style:font-size-asian="14pt" style:font-size-complex="14pt"/>
    </style:style>
    <style:style style:name="T12" style:family="text">
      <style:text-properties fo:font-size="14pt" officeooo:rsid="0023ac43" style:font-size-asian="14pt" style:font-size-complex="14pt"/>
    </style:style>
    <style:style style:name="T13" style:family="text">
      <style:text-properties fo:font-size="14pt" officeooo:rsid="00250f0e" style:font-size-asian="14pt" style:font-size-complex="14pt"/>
    </style:style>
    <style:style style:name="T14" style:family="text">
      <style:text-properties fo:font-size="14pt" officeooo:rsid="0020792e" style:font-size-asian="14pt" style:font-size-complex="14pt"/>
    </style:style>
    <style:style style:name="T15" style:family="text">
      <style:text-properties fo:font-size="14pt" officeooo:rsid="001adfa1" style:font-size-asian="14pt" style:font-size-complex="14pt"/>
    </style:style>
    <style:style style:name="T16" style:family="text">
      <style:text-properties officeooo:rsid="0023ac43"/>
    </style:style>
    <style:style style:name="T17" style:family="text">
      <style:text-properties officeooo:rsid="00250f0e"/>
    </style:style>
    <style:style style:name="T18" style:family="text">
      <style:text-properties officeooo:rsid="00271144"/>
    </style:style>
    <style:style style:name="T19" style:family="text">
      <style:text-properties officeooo:rsid="0026abd7"/>
    </style:style>
    <style:style style:name="T20" style:family="text">
      <style:text-properties officeooo:rsid="00273d1c"/>
    </style:style>
    <style:style style:name="T21" style:family="text">
      <style:text-properties officeooo:rsid="0027a77d"/>
    </style:style>
    <style:style style:name="T22" style:family="text">
      <style:text-properties officeooo:rsid="00326a19"/>
    </style:style>
    <style:style style:name="T23" style:family="text">
      <style:text-properties officeooo:rsid="00299011"/>
    </style:style>
    <style:style style:name="T24" style:family="text">
      <style:text-properties officeooo:rsid="002aa044"/>
    </style:style>
    <style:style style:name="T25" style:family="text">
      <style:text-properties officeooo:rsid="001adfa1"/>
    </style:style>
    <style:style style:name="T26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27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28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29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30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1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2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3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32" text:outline-level="1"><text:span text:style-name="T1">1</text:span> <text:span text:style-name="T1">Анализ состояния вопроса.</text:span></text:h>
      <text:h text:style-name="P30" text:outline-level="2"><text:span text:style-name="T8">Описание предметной области</text:span></text:h>
      <text:p text:style-name="P11"><text:tab/><text:span text:style-name="T11">В настоящее время в связи со стремительным развитием цифровой фотографии и цифрового видео очень перспективной является распознавание образов на цифровых изображениях.</text:span></text:p>
      <text:p text:style-name="P1"><text:tab/>Не смотря на то, что в реальном мире существует огромное количество различных объектов, значительный интерес представляет разработка программного обеспечения обнаружения более узкого класса объектов - лиц человека. Конкретным практическим применением программного обеспечения распознавания лиц могут быть: системы автоматического учета числа посетителей; системы пропускного контроля в учреждениях, аэропортах и метро; автоматические системы предотвращения несчастных случаев; интеллектуальные интерфейсы «человек-компьютер». </text:p>
      <text:p text:style-name="P3"><text:span text:style-name="T2"><text:tab/></text:span><text:span text:style-name="T3">Задача обнаружения лица на изображении является ключевой при решении задач распознавания, автоматического слежения за передвигающимся в поле камеры субъектом, распознавание человеческих эмоций по выражению лица.</text:span></text:p>
      <text:p text:style-name="P3"><text:tab/><text:span text:style-name="T3">Задача обнаружения лица на изображении является более чем простой для </text:span><text:span text:style-name="T4">человеческого зрения, однако при попытке построения автоматической системы <text:s/>обнаружения лиц приходится столкнуться со следующими сложностями:</text:span></text:p>
      <text:list xml:id="list251685527" text:style-name="L1">
        <text:list-item>
          <text:p text:style-name="P16">Сильно варьирующийся внешний вид лица у разных людей;</text:p>
        </text:list-item>
        <text:list-item>
          <text:p text:style-name="P17">Даже относительно небольшое изменение ориентации лица относительно камеры влечет за собой серьезное изменение изображения лица;</text:p>
        </text:list-item>
        <text:list-item>
          <text:p text:style-name="P18"><text:span text:style-name="T4">Возможное присутствие индивидуальных особенностей (усы, бороды, </text:span><text:soft-page-break/><text:span text:style-name="T4">очки, морщины и т. д.) существенно усложняет автоматическое распознавание;</text:span></text:p>
        </text:list-item>
        <text:list-item>
          <text:p text:style-name="P17">Изменение выражения лица может сильно сказаться на том, как лицо выглядит на изображении;</text:p>
        </text:list-item>
        <text:list-item>
          <text:p text:style-name="P17">Часть лица может быть не видима (закрыта другими предметами) на изображении;</text:p>
        </text:list-item>
        <text:list-item>
          <text:p text:style-name="P17">Условия съемки (освещение, цветовой баланс камеры, искажения изображения, привносимые оптикой системы, качество изображения) в значительной степени влияют на получившееся изображение лица.</text:p>
        </text:list-item>
      </text:list>
      <text:p text:style-name="P3"><text:span text:style-name="T4"><text:tab/></text:span><text:span text:style-name="T5">На первый взгляд кажется, что распознавание лиц применимо лишь в следующих областях:</text:span></text:p>
      <text:list xml:id="list1600687093" text:style-name="L2">
        <text:list-item>
          <text:p text:style-name="P13"><text:span text:style-name="T14">Охранные системы</text:span><text:span text:style-name="T15">;</text:span></text:p>
        </text:list-item>
        <text:list-item>
          <text:p text:style-name="P20">Криминалистика;</text:p>
        </text:list-item>
        <text:list-item>
          <text:p text:style-name="P20">Компьютерная графика.</text:p>
        </text:list-item>
      </text:list>
      <text:p text:style-name="P9"><text:tab/>На самом деле спектр применения этих алгоритмов намного шире:</text:p>
      <text:list xml:id="list336477555" text:style-name="L3">
        <text:list-item>
          <text:p text:style-name="P21">Взаимодействие человек-компьютер;</text:p>
        </text:list-item>
        <text:list-item>
          <text:p text:style-name="P21">Виртуальная реальность, компьютерные игры;</text:p>
        </text:list-item>
        <text:list-item>
          <text:p text:style-name="P21">Водительские права, паспорт;</text:p>
        </text:list-item>
        <text:list-item>
          <text:p text:style-name="P19"><text:span text:style-name="T6">Контроль над им</text:span><text:span text:style-name="T7">м</text:span><text:span text:style-name="T6">играцией;</text:span></text:p>
        </text:list-item>
        <text:list-item>
          <text:p text:style-name="P21">Персонализация бытовых устройств;</text:p>
        </text:list-item>
        <text:list-item>
          <text:p text:style-name="P21">Шифрование данных;</text:p>
        </text:list-item>
        <text:list-item>
          <text:p text:style-name="P19"><text:span text:style-name="T6">Электронная </text:span><text:span text:style-name="T7">коммерция;</text:span></text:p>
        </text:list-item>
        <text:list-item>
          <text:p text:style-name="P21">Криминалистика.</text:p>
        </text:list-item>
      </text:list>
      <text:p text:style-name="P3"><text:span text:style-name="T2"><text:tab/></text:span><text:span text:style-name="T6">Все выше сказанное делает актуальной задачу распознавания лиц.</text:span></text:p>
      <text:p text:style-name="P10"><text:tab/>Как известно, большую часть информации об окружающем мире человек получает с помощью зрения. Современные же компьютеры практически полностью лишены зрения. Связано это прежде всего со сложностью обработки зрительной информации. У человека этим занимается самый большой участок <text:soft-page-break/>коры мозга и сетчатка глаза, которая, собственно говоря, тоже представляет собой часть мозга, вынесенную на периферию. С компьютерами самого недавнего прошлого нечего было и мечтать о создании искусственной зрительной системы. Но сейчас мощностей современных компьютеров уже хватает для решения хотя бы части задач анализа зрительной информации. Стремительно развивается производство сравнительно дешевых специализированных компьютерных видеокамер. В то же время вводимые ими изображения используются только для передачи через интернет. В связи с этим становится актуальной задача разработки программных средств, которые могли бы обрабатывать вводимые изображения и анализировать содержащуюся в них визуальную информацию. Одна из задач такого рода – определение личности работающего за компьютером человека. Это позволит повысить надежность обеспечения прав доступа к информации и одновременно сделать эту процедуру более дружественной по отношению к человеку.</text:p>
      <text:p text:style-name="P12"><text:span text:style-name="T9"><text:tab/>Большинство </text:span><text:span text:style-name="T10">программ </text:span><text:span text:style-name="T9">распознавания лиц предполагают, что положение лица в кадре известно или же оно легко выделяется на окружающем фоне. Однако во многих случаях это далеко не так. Вообще говоря, этап определения наличия и положения лица в кадре так или иначе обязательно должен быть пройден перед выполнением собственно распознавания. Поэтому проблема обнаружения и локализации лица на изображении является весьма актуальной и имеет самостоятельное значение.</text:span></text:p>
      <text:h text:style-name="P31" text:outline-level="2">Анализ аналогов и прототипов</text:h>
      <text:p text:style-name="P2"><text:tab/>Программа «<text:span text:style-name="T16">авторизация</text:span>» позволит по произвольному изображению на входе <text:span text:style-name="T16">видеокамеры:</text:span></text:p>
      <text:list xml:id="list809850098" text:style-name="L4">
        <text:list-item>
          <text:p text:style-name="P14"><text:span text:style-name="T12">О</text:span><text:span text:style-name="T11">пределить имеются ли на этом изображении лиц</text:span><text:span text:style-name="T12">о</text:span><text:span text:style-name="T11">, и если да, то указать, где находится лицо и каковы его размеры;</text:span></text:p>
        </text:list-item>
        <text:list-item>
          <text:p text:style-name="P24">Определить личность работающего за компьютером человека;</text:p>
        </text:list-item>
        <text:list-item>
          <text:p text:style-name="P22"><text:span text:style-name="T17">Предоставлять управление компьютером только после успешного </text:span><text:soft-page-break/><text:span text:style-name="T17">распознавания лица.</text:span></text:p>
        </text:list-item>
      </text:list>
      <text:p text:style-name="P2"><text:s/><text:tab/>Программа имеет следующие особенности:</text:p>
      <text:list xml:id="list361745936" text:style-name="L5">
        <text:list-item>
          <text:p text:style-name="P15"><text:span text:style-name="T11">Обнаружение </text:span><text:span text:style-name="T13">и распознавание </text:span><text:span text:style-name="T11">лиц различных по размеру;</text:span></text:p>
        </text:list-item>
        <text:list-item>
          <text:p text:style-name="P23">Обнаружение <text:span text:style-name="T17">и распознавание </text:span>лиц в разных условиях освещенности, определяющимися типом, количеством и направлением источников света;</text:p>
        </text:list-item>
        <text:list-item>
          <text:p text:style-name="P23">Обнаружение <text:span text:style-name="T17">и распознавание </text:span>лиц в произвольных положениях и наклонах.</text:p>
        </text:list-item>
      </text:list>
      <text:p text:style-name="P4"><text:span text:style-name="T2"><text:tab/></text:span><text:span text:style-name="T18">Lenovo </text:span><text:span text:style-name="T19">VeriFace — это программное обеспечение для распознавания лица. Вместо ввода пароля, VeriFace предлагает пользователям, пройти проверку на соответствие индивидуальных особенностей лица с фотографиями, полученными ранее с веб-камеры, с матрицы 1,3 мегапикселя. </text:span><text:span text:style-name="T18">VeriFace включена во все новые ноутбуки IdeaPad, но ее использование </text:span><text:span text:style-name="T2">небе</text:span><text:span text:style-name="T18">зопасно.</text:span></text:p>
      <text:p text:style-name="P25"><text:tab/>Toshiba Face Recognition. Программа создает эталонный образ лица, по которому в последующем будет сверяться. В Toshiba Face Recognition необходимо произвести целую процедуру поворачивания головы влево-вправо, вверх-вниз, причем создание эталонного образа может завершиться неудачей, так как программа может посчитать ваши действия были некорректны и вас попросят еще раз повторить процедуру. После создания эталонных снимков, будет предложено сделать ассоциацию с пользователем. Стоит отметить, что Toshiba Face Recognition распознает лица очень медленно.</text:p>
      <text:h text:style-name="P31" text:outline-level="2">Перечень задач, подлежащих решению в процессе разработки</text:h>
      <text:p text:style-name="P7"><text:tab/>Программный комплекс должен обладать следующими возможностями:</text:p>
      <text:p text:style-name="P7"><text:tab/>а) Классификация <text:span text:style-name="T8">входных изображений на </text:span>лиц<text:span text:style-name="T8">а</text:span> и не лиц<text:span text:style-name="T8">а;</text:span></text:p>
      <text:p text:style-name="P7"><text:tab/>б) Обнаружение лица на изображении, полученном с веб<text:span text:style-name="T7">-</text:span>камеры;</text:p>
      <text:p text:style-name="P7"><text:tab/>в) <text:s/>Сбор базы лиц определенного человека;</text:p>
      <text:p text:style-name="P4"><text:span text:style-name="T20"><text:tab/></text:span><text:span text:style-name="T21">г</text:span><text:span text:style-name="T20">) Обучение нейронной сети для распознавания лица определенного <text:s/><text:tab/>человека;</text:span></text:p>
      <text:p text:style-name="P4"><text:span text:style-name="T20"><text:tab/></text:span><text:span text:style-name="T21">д</text:span><text:span text:style-name="T20">) <text:s/></text:span><text:span text:style-name="T21">Авторизация пользователя по снимку лица.</text:span></text:p>
      <text:h text:style-name="P31" text:outline-level="2"><text:soft-page-break/>Постановка задачи</text:h>
      <text:h text:style-name="P33" text:outline-level="3">Назначение и область применения</text:h>
      <text:p text:style-name="P6"><text:span text:style-name="T8"><text:tab/>Программа предназначена для определения присутствия человека перед компьютером </text:span><text:span text:style-name="T22">и</text:span><text:span text:style-name="T8"> определения его личности с помощью сверточных нейронных сетей.</text:span></text:p>
      <text:h text:style-name="P31" text:outline-level="2">Требования к программе и программному изделию</text:h>
      <text:h text:style-name="P33" text:outline-level="3">Требования к составу и параметрам технических средств</text:h>
      <text:p text:style-name="P8"><text:tab/>ПО должно функционировать на IBM совместимых персональных компьютерах имеющих следующую конфигурацию:</text:p>
      <text:list xml:id="list1842605900" text:style-name="L6">
        <text:list-item>
          <text:p text:style-name="P26">Процессор Pentium 3 — 1.3 Ghz;</text:p>
        </text:list-item>
        <text:list-item>
          <text:p text:style-name="P26">ОЗУ 256 МB;</text:p>
        </text:list-item>
        <text:list-item>
          <text:p text:style-name="P26">Видео: поддержка разрешения 1024х768;</text:p>
        </text:list-item>
        <text:list-item>
          <text:p text:style-name="P26">Монитор совместимый с данной видео картой;</text:p>
        </text:list-item>
        <text:list-item>
          <text:p text:style-name="P26">Клавиатура;</text:p>
        </text:list-item>
        <text:list-item>
          <text:p text:style-name="P26">Мышь;</text:p>
        </text:list-item>
        <text:list-item>
          <text:p text:style-name="P26">Веб-камера.</text:p>
        </text:list-item>
      </text:list>
      <text:h text:style-name="P33" text:outline-level="3">Требования к информационной и программной совместимости</text:h>
      <text:p text:style-name="P5"><text:span text:style-name="T23"><text:tab/>ПО должно работать под управлением ОС семейства Unix (OpenSuse, Debian, Ubuntu, Mandriva, FreeBSD</text:span><text:span text:style-name="T8">, OpenBSD, NetBSD</text:span><text:span text:style-name="T23">)</text:span><text:span text:style-name="T24">.</text:span></text:p>
      <text:h text:style-name="P33" text:outline-level="3">Требования к программной документации</text:h>
      <text:list xml:id="list558023072" text:style-name="L7">
        <text:list-item>
          <text:p text:style-name="P29">Разрабатываемые программные модули должны быть: самодокументированы, тексты программ должны содержать все необходимые комментарии;</text:p>
        </text:list-item>
        <text:list-item>
          <text:p text:style-name="P27"><text:span text:style-name="T24">Программная система должна включать справочную информацию о </text:span><text:span text:style-name="T24">работе и подсказке пользователю;</text:span></text:p>
        </text:list-item>
        <text:list-item>
          <text:p text:style-name="P28"><text:span text:style-name="T24">В состав </text:span><text:span text:style-name="T25"><text:s/></text:span><text:span text:style-name="T24">документации должно входить руководство пользовател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start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4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8cm" svg:x2="17.893cm" svg:y2="25.528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Анализ состояния вопроса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Анализ состояния вопроса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8T13:38:47</dc:date>
    <meta:editing-duration>PT05H22M17S</meta:editing-duration>
    <meta:editing-cycles>109</meta:editing-cycles>
    <meta:document-statistic meta:table-count="0" meta:image-count="0" meta:object-count="0" meta:page-count="5" meta:paragraph-count="65" meta:word-count="905" meta:character-count="7077"/>
    <meta:user-defined meta:name="Поле 1"/>
    <meta:user-defined meta:name="Поле 2"/>
    <meta:user-defined meta:name="Поле 3"/>
    <meta:user-defined meta:name="Поле 4"/>
  </office:meta>
</office:document-meta>
</file>